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7b3" officeooo:paragraph-rsid="001b37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va@java-docker:~$ sudo su</text:p>
      <text:p text:style-name="Standard">[sudo] password for java: </text:p>
      <text:p text:style-name="Standard">root@java-docker:/home/java# cd</text:p>
      <text:p text:style-name="Standard">root@java-docker:~# docker --version</text:p>
      <text:p text:style-name="Standard">Docker version 24.0.5, build 24.0.5-0ubuntu1~22.04.1</text:p>
      <text:p text:style-name="Standard">root@java-docker:~# docker pull apache2</text:p>
      <text:p text:style-name="Standard">Using default tag: latest</text:p>
      <text:p text:style-name="Standard">Error response from daemon: pull access denied for apache2, repository does not exist or may require 'docker login': denied: requested access to the resource is denied</text:p>
      <text:p text:style-name="Standard">root@java-docker:~# docker login</text:p>
      <text:p text:style-name="Standard">Log in with your Docker ID or email address to push and pull images from Docker Hub. If you don't have a Docker ID, head over to https://hub.docker.com/ to create one.</text:p>
      <text:p text:style-name="Standard">You can log in with your password or a Personal Access Token (PAT). Using a limited-scope PAT grants better security and is required for organizations using SSO. Learn more at https://docs.docker.com/go/access-tokens/</text:p>
      <text:p text:style-name="Standard"/>
      <text:p text:style-name="Standard">Username: kbs882763@gmail.com</text:p>
      <text:p text:style-name="Standard">Password: </text:p>
      <text:p text:style-name="Standard">WARNING! Your password will be stored unencrypted in /root/.docker/config.json.</text:p>
      <text:p text:style-name="Standard">Configure a credential helper to remove this warning. See</text:p>
      <text:p text:style-name="Standard">https://docs.docker.com/engine/reference/commandline/login/#credentials-store</text:p>
      <text:p text:style-name="Standard"/>
      <text:p text:style-name="Standard">Login Succeeded</text:p>
      <text:p text:style-name="Standard">root@java-docker:~# docker pull apache2</text:p>
      <text:p text:style-name="Standard">Using default tag: latest</text:p>
      <text:p text:style-name="Standard">Error response from daemon: pull access denied for apache2, repository does not exist or may require 'docker login': denied: requested access to the resource is denied</text:p>
      <text:p text:style-name="Standard">root@java-docker:~# docker pull ubuntu/apache2</text:p>
      <text:p text:style-name="Standard">Using default tag: latest</text:p>
      <text:p text:style-name="Standard">latest: Pulling from ubuntu/apache2</text:p>
      <text:p text:style-name="Standard">5b73025f3fac: Pull complete </text:p>
      <text:p text:style-name="Standard">d328daf55483: Pull complete </text:p>
      <text:p text:style-name="Standard">8da86b7f42f2: Pull complete </text:p>
      <text:p text:style-name="Standard">Digest: sha256:2768a1558909b9b7c71d49bf13e35a4b1108a0c41c4866e6b93d96c75a561962</text:p>
      <text:p text:style-name="Standard">Status: Downloaded newer image for ubuntu/apache2:latest</text:p>
      <text:p text:style-name="Standard">docker.io/ubuntu/apache2:latest</text:p>
      <text:p text:style-name="Standard">root@java-docker:~# docker images</text:p>
      <text:p text:style-name="Standard">REPOSITORY <text:s text:c="6"/>TAG <text:s text:c="6"/>IMAGE ID <text:s text:c="6"/>CREATED <text:s text:c="7"/>SIZE</text:p>
      <text:p text:style-name="Standard">ubuntu/apache2 <text:s text:c="2"/>latest <text:s text:c="3"/>8c916dedafa0 <text:s text:c="2"/>2 weeks ago <text:s text:c="3"/>181MB</text:p>
      <text:p text:style-name="Standard">postgres <text:s text:c="8"/>latest <text:s text:c="3"/>cff6b68a194a <text:s text:c="2"/>6 weeks ago <text:s text:c="3"/>432MB</text:p>
      <text:p text:style-name="Standard">nginx <text:s text:c="11"/>latest <text:s text:c="3"/>e784f4560448 <text:s text:c="2"/>7 weeks ago <text:s text:c="3"/>188MB</text:p>
      <text:p text:style-name="Standard">dpage/pgadmin4 <text:s text:c="2"/>latest <text:s text:c="3"/>5675b83f2460 <text:s text:c="2"/>8 weeks ago <text:s text:c="3"/>502MB</text:p>
      <text:p text:style-name="Standard">httpd <text:s text:c="11"/>latest <text:s text:c="3"/>356125da0595 <text:s text:c="2"/>2 months ago <text:s text:c="2"/>147MB</text:p>
      <text:p text:style-name="Standard">tomcat <text:s text:c="10"/>8.5 <text:s text:c="6"/>0a2249be3d31 <text:s text:c="2"/>2 months ago <text:s text:c="2"/>456MB</text:p>
      <text:p text:style-name="Standard">root@java-docker:~# sudo a2enmod proxy proxy_http</text:p>
      <text:p text:style-name="Standard">Enabling module proxy.</text:p>
      <text:p text:style-name="Standard">Considering dependency proxy for proxy_http:</text:p>
      <text:p text:style-name="Standard">Module proxy already enabled</text:p>
      <text:p text:style-name="Standard">Enabling module proxy_http.</text:p>
      <text:p text:style-name="Standard">To activate the new configuration, you need to run:</text:p>
      <text:p text:style-name="Standard"><text:s text:c="2"/>systemctl restart apache2</text:p>
      <text:p text:style-name="Standard">root@java-docker:~# ^C</text:p>
      <text:p text:style-name="Standard"><text:soft-page-break/>root@java-docker:~# ^C</text:p>
      <text:p text:style-name="Standard">root@java-docker:~# docker images</text:p>
      <text:p text:style-name="Standard">REPOSITORY <text:s text:c="6"/>TAG <text:s text:c="6"/>IMAGE ID <text:s text:c="6"/>CREATED <text:s text:c="7"/>SIZE</text:p>
      <text:p text:style-name="Standard">ubuntu/apache2 <text:s text:c="2"/>latest <text:s text:c="3"/>8c916dedafa0 <text:s text:c="2"/>2 weeks ago <text:s text:c="3"/>181MB</text:p>
      <text:p text:style-name="Standard">postgres <text:s text:c="8"/>latest <text:s text:c="3"/>cff6b68a194a <text:s text:c="2"/>6 weeks ago <text:s text:c="3"/>432MB</text:p>
      <text:p text:style-name="Standard">nginx <text:s text:c="11"/>latest <text:s text:c="3"/>e784f4560448 <text:s text:c="2"/>7 weeks ago <text:s text:c="3"/>188MB</text:p>
      <text:p text:style-name="Standard">dpage/pgadmin4 <text:s text:c="2"/>latest <text:s text:c="3"/>5675b83f2460 <text:s text:c="2"/>8 weeks ago <text:s text:c="3"/>502MB</text:p>
      <text:p text:style-name="Standard">httpd <text:s text:c="11"/>latest <text:s text:c="3"/>356125da0595 <text:s text:c="2"/>2 months ago <text:s text:c="2"/>147MB</text:p>
      <text:p text:style-name="Standard">tomcat <text:s text:c="10"/>8.5 <text:s text:c="6"/>0a2249be3d31 <text:s text:c="2"/>2 months ago <text:s text:c="2"/>456MB</text:p>
      <text:p text:style-name="Standard">root@java-docker:~# systemctl restart apache2</text:p>
      <text:p text:style-name="Standard">root@java-docker:~# sudo a2enmod proxy proxy_http</text:p>
      <text:p text:style-name="Standard">Module proxy already enabled</text:p>
      <text:p text:style-name="Standard">Considering dependency proxy for proxy_http:</text:p>
      <text:p text:style-name="Standard">Module proxy already enabled</text:p>
      <text:p text:style-name="Standard">Module proxy_http already enabled</text:p>
      <text:p text:style-name="Standard">root@java-docker:~# sudo nano /etc/apache2/sites-available/000-default.conf</text:p>
      <text:p text:style-name="Standard">root@java-docker:~# systemctl restart apache2</text:p>
      <text:p text:style-name="Standard">root@java-docker:~# sudo nano /etc/apache2/sites-available/000-default.conf</text:p>
      <text:p text:style-name="Standard">root@java-docker:~# systemctl restart apache2</text:p>
      <text:p text:style-name="Standard">root@java-docker:~# sudo a2enmod proxy</text:p>
      <text:p text:style-name="Standard">Module proxy already enabled</text:p>
      <text:p text:style-name="Standard">root@java-docker:~# sudo a2enmod proxy_balancer</text:p>
      <text:p text:style-name="Standard">Considering dependency proxy for proxy_balancer:</text:p>
      <text:p text:style-name="Standard">Module proxy already enabled</text:p>
      <text:p text:style-name="Standard">Considering dependency alias for proxy_balancer:</text:p>
      <text:p text:style-name="Standard">Module alias already enabled</text:p>
      <text:p text:style-name="Standard">Considering dependency slotmem_shm for proxy_balancer:</text:p>
      <text:p text:style-name="Standard">Enabling module slotmem_shm.</text:p>
      <text:p text:style-name="Standard">Enabling module proxy_balancer.</text:p>
      <text:p text:style-name="Standard">To activate the new configuration, you need to run:</text:p>
      <text:p text:style-name="Standard"><text:s text:c="2"/>systemctl restart apache2</text:p>
      <text:p text:style-name="Standard">root@java-docker:~# sudo a2enmod proxy_http</text:p>
      <text:p text:style-name="Standard">Considering dependency proxy for proxy_http:</text:p>
      <text:p text:style-name="Standard">Module proxy already enabled</text:p>
      <text:p text:style-name="Standard">Module proxy_http already enabled</text:p>
      <text:p text:style-name="Standard">root@java-docker:~# sudo a2enmod lbmethod_byrequests</text:p>
      <text:p text:style-name="Standard">Considering dependency proxy_balancer for lbmethod_byrequests:</text:p>
      <text:p text:style-name="Standard">Considering dependency proxy for proxy_balancer:</text:p>
      <text:p text:style-name="Standard">Module proxy already enabled</text:p>
      <text:p text:style-name="Standard">Considering dependency alias for proxy_balancer:</text:p>
      <text:p text:style-name="Standard">Module alias already enabled</text:p>
      <text:p text:style-name="Standard">Considering dependency slotmem_shm for proxy_balancer:</text:p>
      <text:p text:style-name="Standard">Module slotmem_shm already enabled</text:p>
      <text:p text:style-name="Standard">Module proxy_balancer already enabled</text:p>
      <text:p text:style-name="Standard">Enabling module lbmethod_byrequests.</text:p>
      <text:p text:style-name="Standard">To activate the new configuration, you need to run:</text:p>
      <text:p text:style-name="Standard"><text:s text:c="2"/>systemctl restart apache2</text:p>
      <text:p text:style-name="Standard">root@java-docker:~# sudo systemctl restart apache2</text:p>
      <text:p text:style-name="Standard">root@java-docker:~# sudo nano /etc/apache2/sites-available/000-default.conf</text:p>
      <text:p text:style-name="Standard">root@java-docker:~# systemctl restart apache2</text:p>
      <text:p text:style-name="Standard">root@java-docker:~# sudo nano /etc/apache2/sites-available/000-default.conf</text:p>
      <text:p text:style-name="Standard">root@java-docker:~# history </text:p>
      <text:p text:style-name="Standard"><text:soft-page-break/><text:s text:c="4"/>1 <text:s/>docker ps</text:p>
      <text:p text:style-name="Standard"><text:s text:c="4"/>2 <text:s/>apt update</text:p>
      <text:p text:style-name="Standard"><text:s text:c="4"/>3 <text:s/>apt upgrde -y</text:p>
      <text:p text:style-name="Standard"><text:s text:c="4"/>4 <text:s/>apt upgrade -y</text:p>
      <text:p text:style-name="Standard"><text:s text:c="4"/>5 <text:s/>apt update</text:p>
      <text:p text:style-name="Standard"><text:s text:c="4"/>6 <text:s/>apt insta</text:p>
      <text:p text:style-name="Standard"><text:s text:c="4"/>7 <text:s/>apt install wget</text:p>
      <text:p text:style-name="Standard"><text:s text:c="4"/>8 <text:s/>apt install vim</text:p>
      <text:p text:style-name="Standard"><text:s text:c="4"/>9 <text:s/>ls</text:p>
      <text:p text:style-name="Standard"><text:s text:c="3"/>10 <text:s/>apt install curl -y</text:p>
      <text:p text:style-name="Standard"><text:s text:c="3"/>11 <text:s/>apt install nano -y</text:p>
      <text:p text:style-name="Standard"><text:s text:c="3"/>12 <text:s/>ls</text:p>
      <text:p text:style-name="Standard"><text:s text:c="3"/>13 <text:s/>mkdir Google_install</text:p>
      <text:p text:style-name="Standard"><text:s text:c="3"/>14 <text:s/>cd Google_install/</text:p>
      <text:p text:style-name="Standard"><text:s text:c="3"/>15 <text:s/>wget https://dl.google.com/linux/direct/google-chrome-stable_current_amd64.deb</text:p>
      <text:p text:style-name="Standard"><text:s text:c="3"/>16 <text:s/>apt --fix-broken install</text:p>
      <text:p text:style-name="Standard"><text:s text:c="3"/>17 <text:s/>google</text:p>
      <text:p text:style-name="Standard"><text:s text:c="3"/>18 <text:s/>docker pull dpage/pgadmin4</text:p>
      <text:p text:style-name="Standard"><text:s text:c="3"/>19 <text:s/>docker ps</text:p>
      <text:p text:style-name="Standard"><text:s text:c="3"/>20 <text:s/>docker images</text:p>
      <text:p text:style-name="Standard"><text:s text:c="3"/>21 <text:s/>docker stop 5675b83f2460</text:p>
      <text:p text:style-name="Standard"><text:s text:c="3"/>22 <text:s/>docker rmi 5675b83f2460</text:p>
      <text:p text:style-name="Standard"><text:s text:c="3"/>23 <text:s/>docker stop 2dcd7acd345a</text:p>
      <text:p text:style-name="Standard"><text:s text:c="3"/>24 <text:s/>docker rm <text:s/>2dcd7acd345a</text:p>
      <text:p text:style-name="Standard"><text:s text:c="3"/>25 <text:s/>docker rmi 5675b83f2460</text:p>
      <text:p text:style-name="Standard"><text:s text:c="3"/>26 <text:s/>docker stop 2dcd7acd345a</text:p>
      <text:p text:style-name="Standard"><text:s text:c="3"/>27 <text:s/>docker rmi 2dcd7acd345a</text:p>
      <text:p text:style-name="Standard"><text:s text:c="3"/>28 <text:s/>docker ps -a</text:p>
      <text:p text:style-name="Standard"><text:s text:c="3"/>29 <text:s/>docker images</text:p>
      <text:p text:style-name="Standard"><text:s text:c="3"/>30 <text:s/>docker ps </text:p>
      <text:p text:style-name="Standard"><text:s text:c="3"/>31 <text:s/>cls</text:p>
      <text:p text:style-name="Standard"><text:s text:c="3"/>32 <text:s/>clear</text:p>
      <text:p text:style-name="Standard"><text:s text:c="3"/>33 <text:s/>docker pull docker pull dpage/pgadmin4</text:p>
      <text:p text:style-name="Standard"><text:s text:c="3"/>34 <text:s/>docker ps</text:p>
      <text:p text:style-name="Standard"><text:s text:c="3"/>35 <text:s/>docker ps -a</text:p>
      <text:p text:style-name="Standard"><text:s text:c="3"/>36 <text:s/>docker images</text:p>
      <text:p text:style-name="Standard"><text:s text:c="3"/>37 <text:s/>docker run -p 50:50 <text:s text:c="4"/>-e 'PGADMIN_DEFAULT_EMAIL=kbs8827Gmail.com' <text:s text:c="4"/>-e 'PGADMIN_DEFAULT_PASSWORD=Golu&amp;1234' <text:s text:c="4"/>-d dpage/pgadmin4</text:p>
      <text:p text:style-name="Standard"><text:s text:c="3"/>38 <text:s/>docker ps -a</text:p>
      <text:p text:style-name="Standard"><text:s text:c="3"/>39 <text:s/>docker run b59bc88a366e</text:p>
      <text:p text:style-name="Standard"><text:s text:c="3"/>40 <text:s/>docker info</text:p>
      <text:p text:style-name="Standard"><text:s text:c="3"/>41 <text:s/>docker ps</text:p>
      <text:p text:style-name="Standard"><text:s text:c="3"/>42 <text:s/>docker ps -a</text:p>
      <text:p text:style-name="Standard"><text:s text:c="3"/>43 <text:s/>docker stop b59bc</text:p>
      <text:p text:style-name="Standard"><text:s text:c="3"/>44 <text:s/>dockerbc</text:p>
      <text:p text:style-name="Standard"><text:s text:c="3"/>45 <text:s/>docker images</text:p>
      <text:p text:style-name="Standard"><text:s text:c="3"/>46 <text:s/>docker stop 5675b</text:p>
      <text:p text:style-name="Standard"><text:s text:c="3"/>47 <text:s/>docker rmi 5675b</text:p>
      <text:p text:style-name="Standard"><text:s text:c="3"/>48 <text:s/>docker images</text:p>
      <text:p text:style-name="Standard"><text:s text:c="3"/>49 <text:s/>docker ps </text:p>
      <text:p text:style-name="Standard"><text:s text:c="3"/>50 <text:s/>docker ps -a</text:p>
      <text:p text:style-name="Standard"><text:s text:c="3"/>51 <text:s/>docker ps</text:p>
      <text:p text:style-name="Standard"><text:soft-page-break/><text:s text:c="3"/>52 <text:s/>docker ps -a</text:p>
      <text:p text:style-name="Standard"><text:s text:c="3"/>53 <text:s/>docker images</text:p>
      <text:p text:style-name="Standard"><text:s text:c="3"/>54 <text:s/>docker pull postgres</text:p>
      <text:p text:style-name="Standard"><text:s text:c="3"/>55 <text:s/>docker run <text:s text:c="3"/>--name postgres_keshri <text:s text:c="2"/>-e POSTGRES_DB=mydatabase <text:s text:c="2"/>-e POSTGRES_USER=myuser <text:s text:c="2"/>-e POSTGRES_PASSWORD=mypassword <text:s text:c="2"/>-p 5432:5432 <text:s text:c="2"/>-d \</text:p>
      <text:p text:style-name="Standard"><text:s text:c="3"/>56 <text:s/>docker run --name postgre_golu POSTGRES_PASSWORD=MyBoat -p 5432:5432 -d postgres</text:p>
      <text:p text:style-name="Standard"><text:s text:c="3"/>57 <text:s/># <text:s/>docker run --name some-postgres -e POSTGRES_PASSWORD=mysecretpassword -d postgres</text:p>
      <text:p text:style-name="Standard"><text:s text:c="3"/>58 <text:s/>docker run -p </text:p>
      <text:p text:style-name="Standard"><text:s text:c="3"/>59 <text:s/>docker pull dpage/pgadmin4</text:p>
      <text:p text:style-name="Standard"><text:s text:c="3"/>60 <text:s/># docker run -p 80:80 \</text:p>
      <text:p text:style-name="Standard"><text:s text:c="3"/>61 <text:s/>docker ps</text:p>
      <text:p text:style-name="Standard"><text:s text:c="3"/>62 <text:s/>docker images</text:p>
      <text:p text:style-name="Standard"><text:s text:c="3"/>63 <text:s/>docker ps -a</text:p>
      <text:p text:style-name="Standard"><text:s text:c="3"/>64 <text:s/># <text:s/>docker run --name pgAdmin-KS -e PGADMIN_DEFAULT_EMAIL=kbs8827@gmail.com PGADMIN_DEFAULT_PASSWORD=8085 -p 5050:5050 -d</text:p>
      <text:p text:style-name="Standard"><text:s text:c="3"/>65 <text:s/># <text:s/>docker run --name pgAdmin-KS -e PGADMIN_DEFAULT_EMAIL=kbs8827@gmail.com PGADMIN_DEFAULT_PASSWORD=8085 -p 5050:5050 -d 5675b8</text:p>
      <text:p text:style-name="Standard"><text:s text:c="3"/>66 <text:s/>docker ps -a</text:p>
      <text:p text:style-name="Standard"><text:s text:c="3"/>67 <text:s/># <text:s/>docker run --name pgAdmin-KS -e PGADMIN_DEFAULT_EMAIL=kbs8827@gmail.com PGADMIN_DEFAULT_PASSWORD=8085 -p 5050:5050 -d dpage/pgadmin4</text:p>
      <text:p text:style-name="Standard"><text:s text:c="3"/>68 <text:s/>docker ps </text:p>
      <text:p text:style-name="Standard"><text:s text:c="3"/>69 <text:s/>docker run --name pgAdmin-KS -e PGADMIN_DEFAULT_EMAIL=kbs8827@gmail.com PGADMIN_DEFAULT_PASSWORD=8085 -p 5050:5050 -d dpage/pgadmin4</text:p>
      <text:p text:style-name="Standard"><text:s text:c="3"/>70 <text:s/>docker run --name pgAdmin-KS -e PGADMIN_DEFAULT_EMAIL=kbs8827@gmail.com PGADMIN_DEFAULT_PASSWORD=8085 -p 5050:5050 <text:s/>dpage/pgadmin4</text:p>
      <text:p text:style-name="Standard"><text:s text:c="3"/>71 <text:s/>docker run --name pgadminks -e PGADMIN_DEFAULT_EMAIL=kbs8827@gmail.com PGADMIN_DEFAULT_PASSWORD=8085 -p 5050:5050 <text:s/>dpage/pgadmin4</text:p>
      <text:p text:style-name="Standard"><text:s text:c="3"/>72 <text:s/>docker run --name pgadminks -e PGADMIN_DEFAULT_EMAIL=kbs8827@gmail.com -e PGADMIN_DEFAULT_PASSWORD=8085 -p 5050:80 -d dpage/pgadmin4</text:p>
      <text:p text:style-name="Standard"><text:s text:c="3"/>73 <text:s/>docker ps </text:p>
      <text:p text:style-name="Standard"><text:s text:c="3"/>74 <text:s/>apt install net-tools</text:p>
      <text:p text:style-name="Standard"><text:s text:c="3"/>75 <text:s/>ifconfig </text:p>
      <text:p text:style-name="Standard"><text:s text:c="3"/>76 <text:s/>history </text:p>
      <text:p text:style-name="Standard"><text:s text:c="3"/>77 <text:s/>docker ps</text:p>
      <text:p text:style-name="Standard"><text:s text:c="3"/>78 <text:s/>docker stop 48453fd38687</text:p>
      <text:p text:style-name="Standard"><text:s text:c="3"/>79 <text:s/>docker start 48453fd38687</text:p>
      <text:p text:style-name="Standard"><text:s text:c="3"/>80 <text:s/>docker run --name postgre_golu POSTGRES_PASSWORD=MyBoat -p 5432:5432 -d postgres</text:p>
      <text:p text:style-name="Standard"><text:s text:c="3"/>81 <text:s/>docker stop 48453fd38687</text:p>
      <text:p text:style-name="Standard"><text:s text:c="3"/>82 <text:s/># <text:s/>docker run --name some-postgres -e POSTGRES_PASSWORD=123 -d postgres</text:p>
      <text:p text:style-name="Standard"><text:s text:c="3"/>83 <text:s/>docker ps</text:p>
      <text:p text:style-name="Standard"><text:s text:c="3"/>84 <text:s/>docker ps -a</text:p>
      <text:p text:style-name="Standard"><text:s text:c="3"/>85 <text:s/>docker start 3a60e28ba1c2</text:p>
      <text:p text:style-name="Standard"><text:s text:c="3"/>86 <text:s/>docker start wbl-inter</text:p>
      <text:p text:style-name="Standard"><text:s text:c="3"/>87 <text:s/>docker start keshri-postgres</text:p>
      <text:p text:style-name="Standard"><text:s text:c="3"/>88 <text:s/>apt install sl -y</text:p>
      <text:p text:style-name="Standard"><text:s text:c="3"/>89 <text:s/>history </text:p>
      <text:p text:style-name="Standard"><text:s text:c="3"/>90 <text:s/>ls</text:p>
      <text:p text:style-name="Standard"><text:s text:c="3"/>91 <text:s/>cd /opt/</text:p>
      <text:p text:style-name="Standard"><text:s text:c="3"/>92 <text:s/>ls</text:p>
      <text:p text:style-name="Standard"><text:soft-page-break/><text:s text:c="3"/>93 <text:s/>sudo apt install -y default-jdk</text:p>
      <text:p text:style-name="Standard"><text:s text:c="3"/>94 <text:s/>wget "https://dlcdn.apache.org/tomcat/tomcat-8/v8.5.100/bin/apache-tomcat-8.5.100-fulldocs.tar.gz"</text:p>
      <text:p text:style-name="Standard"><text:s text:c="3"/>95 <text:s/>ls</text:p>
      <text:p text:style-name="Standard"><text:s text:c="3"/>96 <text:s/>tar -xvf apache-tomcat-8.5.100-fulldocs.tar.gz </text:p>
      <text:p text:style-name="Standard"><text:s text:c="3"/>97 <text:s/>ls</text:p>
      <text:p text:style-name="Standard"><text:s text:c="3"/>98 <text:s/>cd tomcat-8.5-doc/</text:p>
      <text:p text:style-name="Standard"><text:s text:c="3"/>99 <text:s/>ls</text:p>
      <text:p text:style-name="Standard"><text:s text:c="2"/>100 <text:s/>cd ..</text:p>
      <text:p text:style-name="Standard"><text:s text:c="2"/>101 <text:s/>ls</text:p>
      <text:p text:style-name="Standard"><text:s text:c="2"/>102 <text:s/>rm -r tomcat-8.5-doc/</text:p>
      <text:p text:style-name="Standard"><text:s text:c="2"/>103 <text:s/>ls</text:p>
      <text:p text:style-name="Standard"><text:s text:c="2"/>104 <text:s/>wget "https://dlcdn.apache.org/tomcat/tomcat-8/v8.5.100/bin/apache-tomcat-8.5.100-fulldocs.tar.cd </text:p>
      <text:p text:style-name="Standard"><text:s text:c="2"/>105 <text:s/>cd</text:p>
      <text:p text:style-name="Standard"><text:s text:c="2"/>106 <text:s/>cd ..</text:p>
      <text:p text:style-name="Standard"><text:s text:c="2"/>107 <text:s/>cd</text:p>
      <text:p text:style-name="Standard"><text:s text:c="2"/>108 <text:s/>clear</text:p>
      <text:p text:style-name="Standard"><text:s text:c="2"/>109 <text:s/>https://dlcdn.apache.org/tomcat/tomcat-8/v8.5.100/bin/apache-tomcat-8.5.100.tar.gz</text:p>
      <text:p text:style-name="Standard"><text:s text:c="2"/>110 <text:s/>wget "https://dlcdn.apache.org/tomcat/tomcat-8/v8.5.100/bin/apache-tomcat-8.5.100.tar.gz"</text:p>
      <text:p text:style-name="Standard"><text:s text:c="2"/>111 <text:s/>ls</text:p>
      <text:p text:style-name="Standard"><text:s text:c="2"/>112 <text:s/>tar -xvf apache-tomcat-8.5.100.tar.gz </text:p>
      <text:p text:style-name="Standard"><text:s text:c="2"/>113 <text:s/>ls</text:p>
      <text:p text:style-name="Standard"><text:s text:c="2"/>114 <text:s/>cd apache-tomcat-8.5.100</text:p>
      <text:p text:style-name="Standard"><text:s text:c="2"/>115 <text:s/>ls</text:p>
      <text:p text:style-name="Standard"><text:s text:c="2"/>116 <text:s/>cd /opt/</text:p>
      <text:p text:style-name="Standard"><text:s text:c="2"/>117 <text:s/>ls</text:p>
      <text:p text:style-name="Standard"><text:s text:c="2"/>118 <text:s/>mkdir tomcat/</text:p>
      <text:p text:style-name="Standard"><text:s text:c="2"/>119 <text:s/>ls</text:p>
      <text:p text:style-name="Standard"><text:s text:c="2"/>120 <text:s/>cd tomcat/</text:p>
      <text:p text:style-name="Standard"><text:s text:c="2"/>121 <text:s/>ls</text:p>
      <text:p text:style-name="Standard"><text:s text:c="2"/>122 <text:s/>cd..</text:p>
      <text:p text:style-name="Standard"><text:s text:c="2"/>123 <text:s/>cd</text:p>
      <text:p text:style-name="Standard"><text:s text:c="2"/>124 <text:s/>ls</text:p>
      <text:p text:style-name="Standard"><text:s text:c="2"/>125 <text:s/>mv apache-tomcat-8.5.100 /opt/tomcat/</text:p>
      <text:p text:style-name="Standard"><text:s text:c="2"/>126 <text:s/>ls</text:p>
      <text:p text:style-name="Standard"><text:s text:c="2"/>127 <text:s/>cd</text:p>
      <text:p text:style-name="Standard"><text:s text:c="2"/>128 <text:s/>cd /opt/tomcat/apache-tomcat-8.5.100/4</text:p>
      <text:p text:style-name="Standard"><text:s text:c="2"/>129 <text:s/>cd /opt/tomcat/apache-tomcat-8.5.100/</text:p>
      <text:p text:style-name="Standard"><text:s text:c="2"/>130 <text:s/>ls</text:p>
      <text:p text:style-name="Standard"><text:s text:c="2"/>131 <text:s/>cd conf/</text:p>
      <text:p text:style-name="Standard"><text:s text:c="2"/>132 <text:s/>ls</text:p>
      <text:p text:style-name="Standard"><text:s text:c="2"/>133 <text:s/>nano tomcat-users.xml </text:p>
      <text:p text:style-name="Standard"><text:s text:c="2"/>134 <text:s/>cd ../bin/</text:p>
      <text:p text:style-name="Standard"><text:s text:c="2"/>135 <text:s/>ls</text:p>
      <text:p text:style-name="Standard"><text:s text:c="2"/>136 <text:s/>./startup.sh </text:p>
      <text:p text:style-name="Standard"><text:s text:c="2"/>137 <text:s/>ls</text:p>
      <text:p text:style-name="Standard"><text:s text:c="2"/>138 <text:s/>cd ../conf/</text:p>
      <text:p text:style-name="Standard"><text:s text:c="2"/>139 <text:s/>ls</text:p>
      <text:p text:style-name="Standard"><text:s text:c="2"/>140 <text:s/>nano tomcat-users.xml </text:p>
      <text:p text:style-name="Standard"><text:s text:c="2"/>141 <text:s/>cd ../bin/</text:p>
      <text:p text:style-name="Standard"><text:s text:c="2"/>142 <text:s/>./startup.sh </text:p>
      <text:p text:style-name="Standard"><text:soft-page-break/><text:s text:c="2"/>143 <text:s/>history </text:p>
      <text:p text:style-name="Standard"><text:s text:c="2"/>144 <text:s/>ifconfig </text:p>
      <text:p text:style-name="Standard"><text:s text:c="2"/>145 <text:s/>cd </text:p>
      <text:p text:style-name="Standard"><text:s text:c="2"/>146 <text:s/>ls</text:p>
      <text:p text:style-name="Standard"><text:s text:c="2"/>147 <text:s/>cd /home/java/</text:p>
      <text:p text:style-name="Standard"><text:s text:c="2"/>148 <text:s/>ls</text:p>
      <text:p text:style-name="Standard"><text:s text:c="2"/>149 <text:s/>cd Do</text:p>
      <text:p text:style-name="Standard"><text:s text:c="2"/>150 <text:s/>cd Downloads/</text:p>
      <text:p text:style-name="Standard"><text:s text:c="2"/>151 <text:s/>ls</text:p>
      <text:p text:style-name="Standard"><text:s text:c="2"/>152 <text:s/>#scp -r /home/alice/backup/tresafer root@192.168.80.16:/home/kubernetes/elipse</text:p>
      <text:p text:style-name="Standard"><text:s text:c="2"/>153 <text:s/>scp -r /home/java/Downloads/todo.war root@192.168.80.16/home/kubernetes/elipse</text:p>
      <text:p text:style-name="Standard"><text:s text:c="2"/>154 <text:s/>scp -r /home/java/Downloads/todo root@192.168.80.16/home/kubernetes/elipse</text:p>
      <text:p text:style-name="Standard"><text:s text:c="2"/>155 <text:s/>clear</text:p>
      <text:p text:style-name="Standard"><text:s text:c="2"/>156 <text:s/>scp -r /home/java/Downloads/todo root@192.168.80.16:/home/kubernetes/elipse</text:p>
      <text:p text:style-name="Standard"><text:s text:c="2"/>157 <text:s/>clear</text:p>
      <text:p text:style-name="Standard"><text:s text:c="2"/>158 <text:s/>sudo apt update</text:p>
      <text:p text:style-name="Standard"><text:s text:c="2"/>159 <text:s/>sudo apt install openssh-server -y</text:p>
      <text:p text:style-name="Standard"><text:s text:c="2"/>160 <text:s/>sudo service ssh start</text:p>
      <text:p text:style-name="Standard"><text:s text:c="2"/>161 <text:s/>sudo systemctl status ssh</text:p>
      <text:p text:style-name="Standard"><text:s text:c="2"/>162 <text:s/>sudo ufw allow ssh</text:p>
      <text:p text:style-name="Standard"><text:s text:c="2"/>163 <text:s/>sudo ufw enable</text:p>
      <text:p text:style-name="Standard"><text:s text:c="2"/>164 <text:s/>sudo ufw status</text:p>
      <text:p text:style-name="Standard"><text:s text:c="2"/>165 <text:s/>sudo nano /etc/ssh/sshd_config</text:p>
      <text:p text:style-name="Standard"><text:s text:c="2"/>166 <text:s/>sudo service ssh restart</text:p>
      <text:p text:style-name="Standard"><text:s text:c="2"/>167 <text:s/>sudo systemctl status ssh</text:p>
      <text:p text:style-name="Standard"><text:s text:c="2"/>168 <text:s/>ifconfig </text:p>
      <text:p text:style-name="Standard"><text:s text:c="2"/>169 <text:s/>ssh -p 2222 techpub@127.0.0.1</text:p>
      <text:p text:style-name="Standard"><text:s text:c="2"/>170 <text:s/>ssh -p 2222 Kuber@127.0.1.1</text:p>
      <text:p text:style-name="Standard"><text:s text:c="2"/>171 <text:s/>scp -r /home/java/Downloads/todo root@192.168.80.16:/home/kubernetes/elipse</text:p>
      <text:p text:style-name="Standard"><text:s text:c="2"/>172 <text:s/>sudo scp -r /home/java/Downloads/todo root@192.168.80.16:/home/kubernetes/elipse</text:p>
      <text:p text:style-name="Standard"><text:s text:c="2"/>173 <text:s/>ls</text:p>
      <text:p text:style-name="Standard"><text:s text:c="2"/>174 <text:s/>docker ps -a</text:p>
      <text:p text:style-name="Standard"><text:s text:c="2"/>175 <text:s/>ls</text:p>
      <text:p text:style-name="Standard"><text:s text:c="2"/>176 <text:s/>docker start 514c5440bfdf</text:p>
      <text:p text:style-name="Standard"><text:s text:c="2"/>177 <text:s/>docker start 3a60e28ba1c2</text:p>
      <text:p text:style-name="Standard"><text:s text:c="2"/>178 <text:s/>docker start 48453fd38687</text:p>
      <text:p text:style-name="Standard"><text:s text:c="2"/>179 <text:s/>docker pull nginx</text:p>
      <text:p text:style-name="Standard"><text:s text:c="2"/>180 <text:s/>docker pull httpd</text:p>
      <text:p text:style-name="Standard"><text:s text:c="2"/>181 <text:s/>docker ps -a</text:p>
      <text:p text:style-name="Standard"><text:s text:c="2"/>182 <text:s/>history</text:p>
      <text:p text:style-name="Standard"><text:s text:c="2"/>183 <text:s/>ls</text:p>
      <text:p text:style-name="Standard"><text:s text:c="2"/>184 <text:s/>cd Downloads/</text:p>
      <text:p text:style-name="Standard"><text:s text:c="2"/>185 <text:s/>ls</text:p>
      <text:p text:style-name="Standard"><text:s text:c="2"/>186 <text:s/>rm eclipse-jee-2023-12-R-linux-gtk-x86_64</text:p>
      <text:p text:style-name="Standard"><text:s text:c="2"/>187 <text:s/>rm -f eclipse-jee-2023-12-R-linux-gtk-x86_64</text:p>
      <text:p text:style-name="Standard"><text:s text:c="2"/>188 <text:s/>clear</text:p>
      <text:p text:style-name="Standard"><text:s text:c="2"/>189 <text:s/>ls</text:p>
      <text:p text:style-name="Standard"><text:s text:c="2"/>190 <text:s/>rm -r eclipse-jee-2023-12-R-linux-gtk-x86_64</text:p>
      <text:p text:style-name="Standard"><text:s text:c="2"/>191 <text:s/>rm -r eclipse-jee-2023-12-R-linux-gtk-x86_64 (1)</text:p>
      <text:p text:style-name="Standard"><text:s text:c="2"/>192 <text:s/>ls</text:p>
      <text:p text:style-name="Standard"><text:s text:c="2"/>193 <text:s/>rm -r eclipse-jee-2023-12-R-linux-gtk-x86_64</text:p>
      <text:p text:style-name="Standard"><text:s text:c="2"/>194 <text:s/>clear</text:p>
      <text:p text:style-name="Standard"><text:soft-page-break/><text:s text:c="2"/>195 <text:s/>ls</text:p>
      <text:p text:style-name="Standard"><text:s text:c="2"/>196 <text:s/>rm -r eclipse-jee-2023-12-R-linux-gtk-x86_64</text:p>
      <text:p text:style-name="Standard"><text:s text:c="2"/>197 <text:s/>cd java8</text:p>
      <text:p text:style-name="Standard"><text:s text:c="2"/>198 <text:s/>ls</text:p>
      <text:p text:style-name="Standard"><text:s text:c="2"/>199 <text:s/>cd java8/</text:p>
      <text:p text:style-name="Standard"><text:s text:c="2"/>200 <text:s/>ls</text:p>
      <text:p text:style-name="Standard"><text:s text:c="2"/>201 <text:s/>tar -xvzf jre-8u211-linux-x64.tar.gz </text:p>
      <text:p text:style-name="Standard"><text:s text:c="2"/>202 <text:s/>sudo mv jre1.8.0_211/ /usr/local/</text:p>
      <text:p text:style-name="Standard"><text:s text:c="2"/>203 <text:s/>l</text:p>
      <text:p text:style-name="Standard"><text:s text:c="2"/>204 <text:s/>ls</text:p>
      <text:p text:style-name="Standard"><text:s text:c="2"/>205 <text:s/>nano ~/.bashrc</text:p>
      <text:p text:style-name="Standard"><text:s text:c="2"/>206 <text:s/>source ~/.bashrc</text:p>
      <text:p text:style-name="Standard"><text:s text:c="2"/>207 <text:s/>java -version</text:p>
      <text:p text:style-name="Standard"><text:s text:c="2"/>208 <text:s/>ls</text:p>
      <text:p text:style-name="Standard"><text:s text:c="2"/>209 <text:s/>cd /opt/</text:p>
      <text:p text:style-name="Standard"><text:s text:c="2"/>210 <text:s/>ls</text:p>
      <text:p text:style-name="Standard"><text:s text:c="2"/>211 <text:s/>cd tomcat/</text:p>
      <text:p text:style-name="Standard"><text:s text:c="2"/>212 <text:s/>ls</text:p>
      <text:p text:style-name="Standard"><text:s text:c="2"/>213 <text:s/>cd apache-tomcat-8.5.100/</text:p>
      <text:p text:style-name="Standard"><text:s text:c="2"/>214 <text:s/>ls</text:p>
      <text:p text:style-name="Standard"><text:s text:c="2"/>215 <text:s/>cd bin/</text:p>
      <text:p text:style-name="Standard"><text:s text:c="2"/>216 <text:s/>ls</text:p>
      <text:p text:style-name="Standard"><text:s text:c="2"/>217 <text:s/>./startup.sh </text:p>
      <text:p text:style-name="Standard"><text:s text:c="2"/>218 <text:s/>l</text:p>
      <text:p text:style-name="Standard"><text:s text:c="2"/>219 <text:s/>./startup.sh </text:p>
      <text:p text:style-name="Standard"><text:s text:c="2"/>220 <text:s/>cd ../conf/</text:p>
      <text:p text:style-name="Standard"><text:s text:c="2"/>221 <text:s/>ls</text:p>
      <text:p text:style-name="Standard"><text:s text:c="2"/>222 <text:s/>cd Catalina/</text:p>
      <text:p text:style-name="Standard"><text:s text:c="2"/>223 <text:s/>ls</text:p>
      <text:p text:style-name="Standard"><text:s text:c="2"/>224 <text:s/>cd localhost/</text:p>
      <text:p text:style-name="Standard"><text:s text:c="2"/>225 <text:s/>ls</text:p>
      <text:p text:style-name="Standard"><text:s text:c="2"/>226 <text:s/>ll</text:p>
      <text:p text:style-name="Standard"><text:s text:c="2"/>227 <text:s/>docker --version</text:p>
      <text:p text:style-name="Standard"><text:s text:c="2"/>228 <text:s/>dc</text:p>
      <text:p text:style-name="Standard"><text:s text:c="2"/>229 <text:s/>sudo apt update</text:p>
      <text:p text:style-name="Standard"><text:s text:c="2"/>230 <text:s/>apt upgrade -y</text:p>
      <text:p text:style-name="Standard"><text:s text:c="2"/>231 <text:s/>sudo apt install openjdk-17-jdk</text:p>
      <text:p text:style-name="Standard"><text:s text:c="2"/>232 <text:s/>java -version</text:p>
      <text:p text:style-name="Standard"><text:s text:c="2"/>233 <text:s/>curl -s "https://get.sdkman.io" | bash</text:p>
      <text:p text:style-name="Standard"><text:s text:c="2"/>234 <text:s/>source "$HOME/.sdkman/bin/sdkman-init.sh"</text:p>
      <text:p text:style-name="Standard"><text:s text:c="2"/>235 <text:s/>sdk install springboot</text:p>
      <text:p text:style-name="Standard"><text:s text:c="2"/>236 <text:s/>spring --version</text:p>
      <text:p text:style-name="Standard"><text:s text:c="2"/>237 <text:s/>apt install springboot</text:p>
      <text:p text:style-name="Standard"><text:s text:c="2"/>238 <text:s/>spring --version</text:p>
      <text:p text:style-name="Standard"><text:s text:c="2"/>239 <text:s/>curl -s "https://get.sdkman.io" | bash</text:p>
      <text:p text:style-name="Standard"><text:s text:c="2"/>240 <text:s/>spring --version</text:p>
      <text:p text:style-name="Standard"><text:s text:c="2"/>241 <text:s/>source "$HOME/.sdkman/bin/sdkman-init.sh"</text:p>
      <text:p text:style-name="Standard"><text:s text:c="2"/>242 <text:s/>sdk install springboot</text:p>
      <text:p text:style-name="Standard"><text:s text:c="2"/>243 <text:s/>sudo apt update</text:p>
      <text:p text:style-name="Standard"><text:s text:c="2"/>244 <text:s/>sudo apt install openjdk-17-jdk</text:p>
      <text:p text:style-name="Standard"><text:s text:c="2"/>245 <text:s/>java -version</text:p>
      <text:p text:style-name="Standard"><text:s text:c="2"/>246 <text:s/>spring --version</text:p>
      <text:p text:style-name="Standard"><text:soft-page-break/><text:s text:c="2"/>247 <text:s/>sudo apt install openjdk-17-jdk -y</text:p>
      <text:p text:style-name="Standard"><text:s text:c="2"/>248 <text:s/>java --version</text:p>
      <text:p text:style-name="Standard"><text:s text:c="2"/>249 <text:s/>java -version</text:p>
      <text:p text:style-name="Standard"><text:s text:c="2"/>250 <text:s/>update-java-alternatives --list</text:p>
      <text:p text:style-name="Standard"><text:s text:c="2"/>251 <text:s/>sudo apt remove openjdk-8-jdk</text:p>
      <text:p text:style-name="Standard"><text:s text:c="2"/>252 <text:s/>sudo apt autoremove</text:p>
      <text:p text:style-name="Standard"><text:s text:c="2"/>253 <text:s/>java -version</text:p>
      <text:p text:style-name="Standard"><text:s text:c="2"/>254 <text:s/>sudo apt remove openjdk-1.8.0_211-jdk</text:p>
      <text:p text:style-name="Standard"><text:s text:c="2"/>255 <text:s/>uninstall java</text:p>
      <text:p text:style-name="Standard"><text:s text:c="2"/>256 <text:s/>sudo apt update</text:p>
      <text:p text:style-name="Standard"><text:s text:c="2"/>257 <text:s/>cd /opt/tomcat/tomcat8</text:p>
      <text:p text:style-name="Standard"><text:s text:c="2"/>258 <text:s/>cd bin/</text:p>
      <text:p text:style-name="Standard"><text:s text:c="2"/>259 <text:s/>./shutdown.sh </text:p>
      <text:p text:style-name="Standard"><text:s text:c="2"/>260 <text:s/>./startup.sh </text:p>
      <text:p text:style-name="Standard"><text:s text:c="2"/>261 <text:s/>ls</text:p>
      <text:p text:style-name="Standard"><text:s text:c="2"/>262 <text:s/>java -version</text:p>
      <text:p text:style-name="Standard"><text:s text:c="2"/>263 <text:s/>sudo apt-get install maven</text:p>
      <text:p text:style-name="Standard"><text:s text:c="2"/>264 <text:s/>gvm install springboot</text:p>
      <text:p text:style-name="Standard"><text:s text:c="2"/>265 <text:s/>apt install gvm</text:p>
      <text:p text:style-name="Standard"><text:s text:c="2"/>266 <text:s/>spring --version</text:p>
      <text:p text:style-name="Standard"><text:s text:c="2"/>267 <text:s/>sudo apt remove openjdk-*</text:p>
      <text:p text:style-name="Standard"><text:s text:c="2"/>268 <text:s/>java --version</text:p>
      <text:p text:style-name="Standard"><text:s text:c="2"/>269 <text:s/>sudo apt update</text:p>
      <text:p text:style-name="Standard"><text:s text:c="2"/>270 <text:s/>history </text:p>
      <text:p text:style-name="Standard"><text:s text:c="2"/>271 <text:s/>ls</text:p>
      <text:p text:style-name="Standard"><text:s text:c="2"/>272 <text:s/>cd /opt/</text:p>
      <text:p text:style-name="Standard"><text:s text:c="2"/>273 <text:s/>ls</text:p>
      <text:p text:style-name="Standard"><text:s text:c="2"/>274 <text:s/>cd tomcat/</text:p>
      <text:p text:style-name="Standard"><text:s text:c="2"/>275 <text:s/>ls</text:p>
      <text:p text:style-name="Standard"><text:s text:c="2"/>276 <text:s/>cd apache-tomcat-8.5.100/</text:p>
      <text:p text:style-name="Standard"><text:s text:c="2"/>277 <text:s/>ls</text:p>
      <text:p text:style-name="Standard"><text:s text:c="2"/>278 <text:s/>cd bin/</text:p>
      <text:p text:style-name="Standard"><text:s text:c="2"/>279 <text:s/>./shutdown.sh </text:p>
      <text:p text:style-name="Standard"><text:s text:c="2"/>280 <text:s/>./startup.sh </text:p>
      <text:p text:style-name="Standard"><text:s text:c="2"/>281 <text:s/>cd ../conf/</text:p>
      <text:p text:style-name="Standard"><text:s text:c="2"/>282 <text:s/>nano tomcat-users.xml </text:p>
      <text:p text:style-name="Standard"><text:s text:c="2"/>283 <text:s/>nano server.xml </text:p>
      <text:p text:style-name="Standard"><text:s text:c="2"/>284 <text:s/>cd</text:p>
      <text:p text:style-name="Standard"><text:s text:c="2"/>285 <text:s/>docker ps -a</text:p>
      <text:p text:style-name="Standard"><text:s text:c="2"/>286 <text:s/>docker start 3a60e28ba1c2</text:p>
      <text:p text:style-name="Standard"><text:s text:c="2"/>287 <text:s/>docker start 514c5440bfdf</text:p>
      <text:p text:style-name="Standard"><text:s text:c="2"/>288 <text:s/>ls</text:p>
      <text:p text:style-name="Standard"><text:s text:c="2"/>289 <text:s/>cd</text:p>
      <text:p text:style-name="Standard"><text:s text:c="2"/>290 <text:s/>cd /home/java/</text:p>
      <text:p text:style-name="Standard"><text:s text:c="2"/>291 <text:s/>ls</text:p>
      <text:p text:style-name="Standard"><text:s text:c="2"/>292 <text:s/>mkdir Apache_9</text:p>
      <text:p text:style-name="Standard"><text:s text:c="2"/>293 <text:s/>cd Apache_9/</text:p>
      <text:p text:style-name="Standard"><text:s text:c="2"/>294 <text:s/>wget "https://dlcdn.apache.org/tomcat/tomcat-9/v9.0.89/bin/apache-tomcat-9.0.89.tar.gz"</text:p>
      <text:p text:style-name="Standard"><text:s text:c="2"/>295 <text:s/>ls</text:p>
      <text:p text:style-name="Standard"><text:s text:c="2"/>296 <text:s/>tar -xvf apache-tomcat-9.0.89.tar.gz </text:p>
      <text:p text:style-name="Standard"><text:s text:c="2"/>297 <text:s/>ls</text:p>
      <text:p text:style-name="Standard"><text:s text:c="2"/>298 <text:s/>mv apache-tomcat-9.0.89 /opt/</text:p>
      <text:p text:style-name="Standard"><text:soft-page-break/><text:s text:c="2"/>299 <text:s/>cd /opt/</text:p>
      <text:p text:style-name="Standard"><text:s text:c="2"/>300 <text:s/>ls</text:p>
      <text:p text:style-name="Standard"><text:s text:c="2"/>301 <text:s/>cd tomcat/</text:p>
      <text:p text:style-name="Standard"><text:s text:c="2"/>302 <text:s/>ls</text:p>
      <text:p text:style-name="Standard"><text:s text:c="2"/>303 <text:s/>cd ..</text:p>
      <text:p text:style-name="Standard"><text:s text:c="2"/>304 <text:s/>ls</text:p>
      <text:p text:style-name="Standard"><text:s text:c="2"/>305 <text:s/>mv apache-tomcat-9.0.89/ /opt/tomcat/</text:p>
      <text:p text:style-name="Standard"><text:s text:c="2"/>306 <text:s/>ls</text:p>
      <text:p text:style-name="Standard"><text:s text:c="2"/>307 <text:s/>rm -rf apache-tomcat-8.5.100-fulldocs.tar.gz </text:p>
      <text:p text:style-name="Standard"><text:s text:c="2"/>308 <text:s/>ls</text:p>
      <text:p text:style-name="Standard"><text:s text:c="2"/>309 <text:s/>cd tomcat/</text:p>
      <text:p text:style-name="Standard"><text:s text:c="2"/>310 <text:s/>ls</text:p>
      <text:p text:style-name="Standard"><text:s text:c="2"/>311 <text:s/>cd apache-tomcat-9.0.89/</text:p>
      <text:p text:style-name="Standard"><text:s text:c="2"/>312 <text:s/>ls</text:p>
      <text:p text:style-name="Standard"><text:s text:c="2"/>313 <text:s/>cd conf/</text:p>
      <text:p text:style-name="Standard"><text:s text:c="2"/>314 <text:s/>nano server.xml </text:p>
      <text:p text:style-name="Standard"><text:s text:c="2"/>315 <text:s/>cd ..</text:p>
      <text:p text:style-name="Standard"><text:s text:c="2"/>316 <text:s/>ls</text:p>
      <text:p text:style-name="Standard"><text:s text:c="2"/>317 <text:s/>mv apache-tomcat-8.5.100 tomcat8</text:p>
      <text:p text:style-name="Standard"><text:s text:c="2"/>318 <text:s/>ls</text:p>
      <text:p text:style-name="Standard"><text:s text:c="2"/>319 <text:s/>mv apache-tomcat-9.0.89 tomcat9</text:p>
      <text:p text:style-name="Standard"><text:s text:c="2"/>320 <text:s/>ls</text:p>
      <text:p text:style-name="Standard"><text:s text:c="2"/>321 <text:s/>cd tomcat8</text:p>
      <text:p text:style-name="Standard"><text:s text:c="2"/>322 <text:s/>ls</text:p>
      <text:p text:style-name="Standard"><text:s text:c="2"/>323 <text:s/>cd conf/</text:p>
      <text:p text:style-name="Standard"><text:s text:c="2"/>324 <text:s/>nano tomcat-users.xml </text:p>
      <text:p text:style-name="Standard"><text:s text:c="2"/>325 <text:s/>cd ..</text:p>
      <text:p text:style-name="Standard"><text:s text:c="2"/>326 <text:s/>cd <text:s/>tomcat9</text:p>
      <text:p text:style-name="Standard"><text:s text:c="2"/>327 <text:s/>cd conf/</text:p>
      <text:p text:style-name="Standard"><text:s text:c="2"/>328 <text:s/>nano tomcat-users.xml </text:p>
      <text:p text:style-name="Standard"><text:s text:c="2"/>329 <text:s/>cd ../bin/</text:p>
      <text:p text:style-name="Standard"><text:s text:c="2"/>330 <text:s/>./startup.sh </text:p>
      <text:p text:style-name="Standard"><text:s text:c="2"/>331 <text:s/>history </text:p>
      <text:p text:style-name="Standard"><text:s text:c="2"/>332 <text:s/>cd</text:p>
      <text:p text:style-name="Standard"><text:s text:c="2"/>333 <text:s/>docker --version</text:p>
      <text:p text:style-name="Standard"><text:s text:c="2"/>334 <text:s/>docker pull apache2</text:p>
      <text:p text:style-name="Standard"><text:s text:c="2"/>335 <text:s/>docker login</text:p>
      <text:p text:style-name="Standard"><text:s text:c="2"/>336 <text:s/>docker pull apache2</text:p>
      <text:p text:style-name="Standard"><text:s text:c="2"/>337 <text:s/>docker pull ubuntu/apache2</text:p>
      <text:p text:style-name="Standard"><text:s text:c="2"/>338 <text:s/>docker images</text:p>
      <text:p text:style-name="Standard"><text:s text:c="2"/>339 <text:s/>sudo a2enmod proxy proxy_http</text:p>
      <text:p text:style-name="Standard"><text:s text:c="2"/>340 <text:s/>docker images</text:p>
      <text:p text:style-name="Standard"><text:s text:c="2"/>341 <text:s/>systemctl restart apache2</text:p>
      <text:p text:style-name="Standard"><text:s text:c="2"/>342 <text:s/>sudo a2enmod proxy proxy_http</text:p>
      <text:p text:style-name="Standard"><text:s text:c="2"/>343 <text:s/>sudo nano /etc/apache2/sites-available/000-default.conf</text:p>
      <text:p text:style-name="Standard"><text:s text:c="2"/>344 <text:s/>systemctl restart apache2</text:p>
      <text:p text:style-name="Standard"><text:s text:c="2"/>345 <text:s/>sudo nano /etc/apache2/sites-available/000-default.conf</text:p>
      <text:p text:style-name="Standard"><text:s text:c="2"/>346 <text:s/>systemctl restart apache2</text:p>
      <text:p text:style-name="Standard"><text:s text:c="2"/>347 <text:s/>sudo a2enmod proxy</text:p>
      <text:p text:style-name="Standard"><text:s text:c="2"/>348 <text:s/>sudo a2enmod proxy_balancer</text:p>
      <text:p text:style-name="Standard"><text:s text:c="2"/>349 <text:s/>sudo a2enmod proxy_http</text:p>
      <text:p text:style-name="Standard"><text:s text:c="2"/>350 <text:s/>sudo a2enmod lbmethod_byrequests</text:p>
      <text:p text:style-name="Standard"><text:soft-page-break/><text:s text:c="2"/>351 <text:s/>sudo systemctl restart apache2</text:p>
      <text:p text:style-name="Standard"><text:s text:c="2"/>352 <text:s/>sudo nano /etc/apache2/sites-available/000-default.conf</text:p>
      <text:p text:style-name="Standard"><text:s text:c="2"/>353 <text:s/>systemctl restart apache2</text:p>
      <text:p text:style-name="Standard"><text:s text:c="2"/>354 <text:s/>sudo nano /etc/apache2/sites-available/000-default.con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econd Work </text:p>
      <text:p text:style-name="P1">________________________________________________________________________________________________________________________________________________________________</text:p>
      <text:p text:style-name="P1"/>
      <text:p text:style-name="P1"/>
      <text:p text:style-name="P1">eated symlink /etc/systemd/system/multi-user.target.wants/apache-htcacheclean.service → /lib/systemd/system/apache-htcacheclean.service.</text:p>
      <text:p text:style-name="P1">Processing triggers for ufw (0.36.1-4ubuntu0.1) ...</text:p>
      <text:p text:style-name="P1">Processing triggers for man-db (2.10.2-1) ...</text:p>
      <text:p text:style-name="P1">Processing triggers for libc-bin (2.35-0ubuntu3.8) ...</text:p>
      <text:p text:style-name="P1">root@java-docker:/home/java# history </text:p>
      <text:p text:style-name="P1"><text:s text:c="4"/>1 <text:s/>docker ps</text:p>
      <text:p text:style-name="P1"><text:s text:c="4"/>2 <text:s/>apt update</text:p>
      <text:p text:style-name="P1"><text:s text:c="4"/>3 <text:s/>apt upgrde -y</text:p>
      <text:p text:style-name="P1"><text:s text:c="4"/>4 <text:s/>apt upgrade -y</text:p>
      <text:p text:style-name="P1"><text:s text:c="4"/>5 <text:s/>apt update</text:p>
      <text:p text:style-name="P1"><text:s text:c="4"/>6 <text:s/>apt insta</text:p>
      <text:p text:style-name="P1"><text:s text:c="4"/>7 <text:s/>apt install wget</text:p>
      <text:p text:style-name="P1"><text:s text:c="4"/>8 <text:s/>apt install vim</text:p>
      <text:p text:style-name="P1"><text:s text:c="4"/>9 <text:s/>ls</text:p>
      <text:p text:style-name="P1"><text:s text:c="3"/>10 <text:s/>apt install curl -y</text:p>
      <text:p text:style-name="P1"><text:s text:c="3"/>11 <text:s/>apt install nano -y</text:p>
      <text:p text:style-name="P1"><text:s text:c="3"/>12 <text:s/>ls</text:p>
      <text:p text:style-name="P1"><text:s text:c="3"/>13 <text:s/>mkdir Google_install</text:p>
      <text:p text:style-name="P1"><text:s text:c="3"/>14 <text:s/>cd Google_install/</text:p>
      <text:p text:style-name="P1"><text:s text:c="3"/>15 <text:s/>wget https://dl.google.com/linux/direct/google-chrome-stable_current_amd64.deb</text:p>
      <text:p text:style-name="P1"><text:s text:c="3"/>16 <text:s/>apt --fix-broken install</text:p>
      <text:p text:style-name="P1"><text:s text:c="3"/>17 <text:s/>google</text:p>
      <text:p text:style-name="P1"><text:s text:c="3"/>18 <text:s/>docker pull dpage/pgadmin4</text:p>
      <text:p text:style-name="P1"><text:s text:c="3"/>19 <text:s/>docker ps</text:p>
      <text:p text:style-name="P1"><text:s text:c="3"/>20 <text:s/>docker images</text:p>
      <text:p text:style-name="P1"><text:s text:c="3"/>21 <text:s/>docker stop 5675b83f2460</text:p>
      <text:p text:style-name="P1"><text:s text:c="3"/>22 <text:s/>docker rmi 5675b83f2460</text:p>
      <text:p text:style-name="P1"><text:soft-page-break/><text:s text:c="3"/>23 <text:s/>docker stop 2dcd7acd345a</text:p>
      <text:p text:style-name="P1"><text:s text:c="3"/>24 <text:s/>docker rm <text:s/>2dcd7acd345a</text:p>
      <text:p text:style-name="P1"><text:s text:c="3"/>25 <text:s/>docker rmi 5675b83f2460</text:p>
      <text:p text:style-name="P1"><text:s text:c="3"/>26 <text:s/>docker stop 2dcd7acd345a</text:p>
      <text:p text:style-name="P1"><text:s text:c="3"/>27 <text:s/>docker rmi 2dcd7acd345a</text:p>
      <text:p text:style-name="P1"><text:s text:c="3"/>28 <text:s/>docker ps -a</text:p>
      <text:p text:style-name="P1"><text:s text:c="3"/>29 <text:s/>docker images</text:p>
      <text:p text:style-name="P1"><text:s text:c="3"/>30 <text:s/>docker ps </text:p>
      <text:p text:style-name="P1"><text:s text:c="3"/>31 <text:s/>cls</text:p>
      <text:p text:style-name="P1"><text:s text:c="3"/>32 <text:s/>clear</text:p>
      <text:p text:style-name="P1"><text:s text:c="3"/>33 <text:s/>docker pull docker pull dpage/pgadmin4</text:p>
      <text:p text:style-name="P1"><text:s text:c="3"/>34 <text:s/>docker ps</text:p>
      <text:p text:style-name="P1"><text:s text:c="3"/>35 <text:s/>docker ps -a</text:p>
      <text:p text:style-name="P1"><text:s text:c="3"/>36 <text:s/>docker images</text:p>
      <text:p text:style-name="P1"><text:s text:c="3"/>37 <text:s/>docker run -p 50:50 <text:s text:c="4"/>-e 'PGADMIN_DEFAULT_EMAIL=kbs8827Gmail.com' <text:s text:c="4"/>-e 'PGADMIN_DEFAULT_PASSWORD=Golu&amp;1234' <text:s text:c="4"/>-d dpage/pgadmin4</text:p>
      <text:p text:style-name="P1"><text:s text:c="3"/>38 <text:s/>docker ps -a</text:p>
      <text:p text:style-name="P1"><text:s text:c="3"/>39 <text:s/>docker run b59bc88a366e</text:p>
      <text:p text:style-name="P1"><text:s text:c="3"/>40 <text:s/>docker info</text:p>
      <text:p text:style-name="P1"><text:s text:c="3"/>41 <text:s/>docker ps</text:p>
      <text:p text:style-name="P1"><text:s text:c="3"/>42 <text:s/>docker ps -a</text:p>
      <text:p text:style-name="P1"><text:s text:c="3"/>43 <text:s/>docker stop b59bc</text:p>
      <text:p text:style-name="P1"><text:s text:c="3"/>44 <text:s/>dockerbc</text:p>
      <text:p text:style-name="P1"><text:s text:c="3"/>45 <text:s/>docker images</text:p>
      <text:p text:style-name="P1"><text:s text:c="3"/>46 <text:s/>docker stop 5675b</text:p>
      <text:p text:style-name="P1"><text:s text:c="3"/>47 <text:s/>docker rmi 5675b</text:p>
      <text:p text:style-name="P1"><text:s text:c="3"/>48 <text:s/>docker images</text:p>
      <text:p text:style-name="P1"><text:s text:c="3"/>49 <text:s/>docker ps </text:p>
      <text:p text:style-name="P1"><text:s text:c="3"/>50 <text:s/>docker ps -a</text:p>
      <text:p text:style-name="P1"><text:s text:c="3"/>51 <text:s/>docker ps</text:p>
      <text:p text:style-name="P1"><text:s text:c="3"/>52 <text:s/>docker ps -a</text:p>
      <text:p text:style-name="P1"><text:s text:c="3"/>53 <text:s/>docker images</text:p>
      <text:p text:style-name="P1"><text:s text:c="3"/>54 <text:s/>docker pull postgres</text:p>
      <text:p text:style-name="P1"><text:s text:c="3"/>55 <text:s/>docker run <text:s text:c="3"/>--name postgres_keshri <text:s text:c="2"/>-e POSTGRES_DB=mydatabase <text:s text:c="2"/>-e POSTGRES_USER=myuser <text:s text:c="2"/>-e POSTGRES_PASSWORD=mypassword <text:s text:c="2"/>-p 5432:5432 <text:s text:c="2"/>-d \</text:p>
      <text:p text:style-name="P1"><text:s text:c="3"/>56 <text:s/>docker run --name postgre_golu POSTGRES_PASSWORD=MyBoat -p 5432:5432 -d postgres</text:p>
      <text:p text:style-name="P1"><text:s text:c="3"/>57 <text:s/># <text:s/>docker run --name some-postgres -e POSTGRES_PASSWORD=mysecretpassword -d postgres</text:p>
      <text:p text:style-name="P1"><text:s text:c="3"/>58 <text:s/>docker run -p </text:p>
      <text:p text:style-name="P1"><text:s text:c="3"/>59 <text:s/>docker pull dpage/pgadmin4</text:p>
      <text:p text:style-name="P1"><text:s text:c="3"/>60 <text:s/># docker run -p 80:80 \</text:p>
      <text:p text:style-name="P1"><text:s text:c="3"/>61 <text:s/>docker ps</text:p>
      <text:p text:style-name="P1"><text:s text:c="3"/>62 <text:s/>docker images</text:p>
      <text:p text:style-name="P1"><text:s text:c="3"/>63 <text:s/>docker ps -a</text:p>
      <text:p text:style-name="P1"><text:s text:c="3"/>64 <text:s/># <text:s/>docker run --name pgAdmin-KS -e PGADMIN_DEFAULT_EMAIL=kbs8827@gmail.com PGADMIN_DEFAULT_PASSWORD=8085 -p 5050:5050 -d</text:p>
      <text:p text:style-name="P1"><text:s text:c="3"/>65 <text:s/># <text:s/>docker run --name pgAdmin-KS -e PGADMIN_DEFAULT_EMAIL=kbs8827@gmail.com PGADMIN_DEFAULT_PASSWORD=8085 -p 5050:5050 -d 5675b8</text:p>
      <text:p text:style-name="P1"><text:s text:c="3"/>66 <text:s/>docker ps -a</text:p>
      <text:p text:style-name="P1"><text:s text:c="3"/>67 <text:s/># <text:s/>docker run --name pgAdmin-KS -e PGADMIN_DEFAULT_EMAIL=kbs8827@gmail.com PGADMIN_DEFAULT_PASSWORD=8085 -p 5050:5050 -d dpage/pgadmin4</text:p>
      <text:p text:style-name="P1"><text:soft-page-break/><text:s text:c="3"/>68 <text:s/>docker ps </text:p>
      <text:p text:style-name="P1"><text:s text:c="3"/>69 <text:s/>docker run --name pgAdmin-KS -e PGADMIN_DEFAULT_EMAIL=kbs8827@gmail.com PGADMIN_DEFAULT_PASSWORD=8085 -p 5050:5050 -d dpage/pgadmin4</text:p>
      <text:p text:style-name="P1"><text:s text:c="3"/>70 <text:s/>docker run --name pgAdmin-KS -e PGADMIN_DEFAULT_EMAIL=kbs8827@gmail.com PGADMIN_DEFAULT_PASSWORD=8085 -p 5050:5050 <text:s/>dpage/pgadmin4</text:p>
      <text:p text:style-name="P1"><text:s text:c="3"/>71 <text:s/>docker run --name pgadminks -e PGADMIN_DEFAULT_EMAIL=kbs8827@gmail.com PGADMIN_DEFAULT_PASSWORD=8085 -p 5050:5050 <text:s/>dpage/pgadmin4</text:p>
      <text:p text:style-name="P1"><text:s text:c="3"/>72 <text:s/>docker run --name pgadminks -e PGADMIN_DEFAULT_EMAIL=kbs8827@gmail.com -e PGADMIN_DEFAULT_PASSWORD=8085 -p 5050:80 -d dpage/pgadmin4</text:p>
      <text:p text:style-name="P1"><text:s text:c="3"/>73 <text:s/>docker ps </text:p>
      <text:p text:style-name="P1"><text:s text:c="3"/>74 <text:s/>apt install net-tools</text:p>
      <text:p text:style-name="P1"><text:s text:c="3"/>75 <text:s/>ifconfig </text:p>
      <text:p text:style-name="P1"><text:s text:c="3"/>76 <text:s/>history </text:p>
      <text:p text:style-name="P1"><text:s text:c="3"/>77 <text:s/>docker ps</text:p>
      <text:p text:style-name="P1"><text:s text:c="3"/>78 <text:s/>docker stop 48453fd38687</text:p>
      <text:p text:style-name="P1"><text:s text:c="3"/>79 <text:s/>docker start 48453fd38687</text:p>
      <text:p text:style-name="P1"><text:s text:c="3"/>80 <text:s/>docker run --name postgre_golu POSTGRES_PASSWORD=MyBoat -p 5432:5432 -d postgres</text:p>
      <text:p text:style-name="P1"><text:s text:c="3"/>81 <text:s/>docker stop 48453fd38687</text:p>
      <text:p text:style-name="P1"><text:s text:c="3"/>82 <text:s/># <text:s/>docker run --name some-postgres -e POSTGRES_PASSWORD=123 -d postgres</text:p>
      <text:p text:style-name="P1"><text:s text:c="3"/>83 <text:s/>docker ps</text:p>
      <text:p text:style-name="P1"><text:s text:c="3"/>84 <text:s/>docker ps -a</text:p>
      <text:p text:style-name="P1"><text:s text:c="3"/>85 <text:s/>docker start 3a60e28ba1c2</text:p>
      <text:p text:style-name="P1"><text:s text:c="3"/>86 <text:s/>docker start wbl-inter</text:p>
      <text:p text:style-name="P1"><text:s text:c="3"/>87 <text:s/>docker start keshri-postgres</text:p>
      <text:p text:style-name="P1"><text:s text:c="3"/>88 <text:s/>apt install sl -y</text:p>
      <text:p text:style-name="P1"><text:s text:c="3"/>89 <text:s/>history </text:p>
      <text:p text:style-name="P1"><text:s text:c="3"/>90 <text:s/>ls</text:p>
      <text:p text:style-name="P1"><text:s text:c="3"/>91 <text:s/>cd /opt/</text:p>
      <text:p text:style-name="P1"><text:s text:c="3"/>92 <text:s/>ls</text:p>
      <text:p text:style-name="P1"><text:s text:c="3"/>93 <text:s/>sudo apt install -y default-jdk</text:p>
      <text:p text:style-name="P1"><text:s text:c="3"/>94 <text:s/>wget "https://dlcdn.apache.org/tomcat/tomcat-8/v8.5.100/bin/apache-tomcat-8.5.100-fulldocs.tar.gz"</text:p>
      <text:p text:style-name="P1"><text:s text:c="3"/>95 <text:s/>ls</text:p>
      <text:p text:style-name="P1"><text:s text:c="3"/>96 <text:s/>tar -xvf apache-tomcat-8.5.100-fulldocs.tar.gz </text:p>
      <text:p text:style-name="P1"><text:s text:c="3"/>97 <text:s/>ls</text:p>
      <text:p text:style-name="P1"><text:s text:c="3"/>98 <text:s/>cd tomcat-8.5-doc/</text:p>
      <text:p text:style-name="P1"><text:s text:c="3"/>99 <text:s/>ls</text:p>
      <text:p text:style-name="P1"><text:s text:c="2"/>100 <text:s/>cd ..</text:p>
      <text:p text:style-name="P1"><text:s text:c="2"/>101 <text:s/>ls</text:p>
      <text:p text:style-name="P1"><text:s text:c="2"/>102 <text:s/>rm -r tomcat-8.5-doc/</text:p>
      <text:p text:style-name="P1"><text:s text:c="2"/>103 <text:s/>ls</text:p>
      <text:p text:style-name="P1"><text:s text:c="2"/>104 <text:s/>wget "https://dlcdn.apache.org/tomcat/tomcat-8/v8.5.100/bin/apache-tomcat-8.5.100-fulldocs.tar.cd </text:p>
      <text:p text:style-name="P1"><text:s text:c="2"/>105 <text:s/>cd</text:p>
      <text:p text:style-name="P1"><text:s text:c="2"/>106 <text:s/>cd ..</text:p>
      <text:p text:style-name="P1"><text:s text:c="2"/>107 <text:s/>cd</text:p>
      <text:p text:style-name="P1"><text:s text:c="2"/>108 <text:s/>clear</text:p>
      <text:p text:style-name="P1"><text:s text:c="2"/>109 <text:s/>https://dlcdn.apache.org/tomcat/tomcat-8/v8.5.100/bin/apache-tomcat-8.5.100.tar.gz</text:p>
      <text:p text:style-name="P1"><text:s text:c="2"/>110 <text:s/>wget "https://dlcdn.apache.org/tomcat/tomcat-8/v8.5.100/bin/apache-tomcat-8.5.100.tar.gz"</text:p>
      <text:p text:style-name="P1"><text:s text:c="2"/>111 <text:s/>ls</text:p>
      <text:p text:style-name="P1"><text:s text:c="2"/>112 <text:s/>tar -xvf apache-tomcat-8.5.100.tar.gz </text:p>
      <text:p text:style-name="P1"><text:soft-page-break/><text:s text:c="2"/>113 <text:s/>ls</text:p>
      <text:p text:style-name="P1"><text:s text:c="2"/>114 <text:s/>cd apache-tomcat-8.5.100</text:p>
      <text:p text:style-name="P1"><text:s text:c="2"/>115 <text:s/>ls</text:p>
      <text:p text:style-name="P1"><text:s text:c="2"/>116 <text:s/>cd /opt/</text:p>
      <text:p text:style-name="P1"><text:s text:c="2"/>117 <text:s/>ls</text:p>
      <text:p text:style-name="P1"><text:s text:c="2"/>118 <text:s/>mkdir tomcat/</text:p>
      <text:p text:style-name="P1"><text:s text:c="2"/>119 <text:s/>ls</text:p>
      <text:p text:style-name="P1"><text:s text:c="2"/>120 <text:s/>cd tomcat/</text:p>
      <text:p text:style-name="P1"><text:s text:c="2"/>121 <text:s/>ls</text:p>
      <text:p text:style-name="P1"><text:s text:c="2"/>122 <text:s/>cd..</text:p>
      <text:p text:style-name="P1"><text:s text:c="2"/>123 <text:s/>cd</text:p>
      <text:p text:style-name="P1"><text:s text:c="2"/>124 <text:s/>ls</text:p>
      <text:p text:style-name="P1"><text:s text:c="2"/>125 <text:s/>mv apache-tomcat-8.5.100 /opt/tomcat/</text:p>
      <text:p text:style-name="P1"><text:s text:c="2"/>126 <text:s/>ls</text:p>
      <text:p text:style-name="P1"><text:s text:c="2"/>127 <text:s/>cd</text:p>
      <text:p text:style-name="P1"><text:s text:c="2"/>128 <text:s/>cd /opt/tomcat/apache-tomcat-8.5.100/4</text:p>
      <text:p text:style-name="P1"><text:s text:c="2"/>129 <text:s/>cd /opt/tomcat/apache-tomcat-8.5.100/</text:p>
      <text:p text:style-name="P1"><text:s text:c="2"/>130 <text:s/>ls</text:p>
      <text:p text:style-name="P1"><text:s text:c="2"/>131 <text:s/>cd conf/</text:p>
      <text:p text:style-name="P1"><text:s text:c="2"/>132 <text:s/>ls</text:p>
      <text:p text:style-name="P1"><text:s text:c="2"/>133 <text:s/>nano tomcat-users.xml </text:p>
      <text:p text:style-name="P1"><text:s text:c="2"/>134 <text:s/>cd ../bin/</text:p>
      <text:p text:style-name="P1"><text:s text:c="2"/>135 <text:s/>ls</text:p>
      <text:p text:style-name="P1"><text:s text:c="2"/>136 <text:s/>./startup.sh </text:p>
      <text:p text:style-name="P1"><text:s text:c="2"/>137 <text:s/>ls</text:p>
      <text:p text:style-name="P1"><text:s text:c="2"/>138 <text:s/>cd ../conf/</text:p>
      <text:p text:style-name="P1"><text:s text:c="2"/>139 <text:s/>ls</text:p>
      <text:p text:style-name="P1"><text:s text:c="2"/>140 <text:s/>nano tomcat-users.xml </text:p>
      <text:p text:style-name="P1"><text:s text:c="2"/>141 <text:s/>cd ../bin/</text:p>
      <text:p text:style-name="P1"><text:s text:c="2"/>142 <text:s/>./startup.sh </text:p>
      <text:p text:style-name="P1"><text:s text:c="2"/>143 <text:s/>history </text:p>
      <text:p text:style-name="P1"><text:s text:c="2"/>144 <text:s/>ifconfig </text:p>
      <text:p text:style-name="P1"><text:s text:c="2"/>145 <text:s/>cd </text:p>
      <text:p text:style-name="P1"><text:s text:c="2"/>146 <text:s/>ls</text:p>
      <text:p text:style-name="P1"><text:s text:c="2"/>147 <text:s/>cd /home/java/</text:p>
      <text:p text:style-name="P1"><text:s text:c="2"/>148 <text:s/>ls</text:p>
      <text:p text:style-name="P1"><text:s text:c="2"/>149 <text:s/>cd Do</text:p>
      <text:p text:style-name="P1"><text:s text:c="2"/>150 <text:s/>cd Downloads/</text:p>
      <text:p text:style-name="P1"><text:s text:c="2"/>151 <text:s/>ls</text:p>
      <text:p text:style-name="P1"><text:s text:c="2"/>152 <text:s/>#scp -r /home/alice/backup/tresafer root@192.168.80.16:/home/kubernetes/elipse</text:p>
      <text:p text:style-name="P1"><text:s text:c="2"/>153 <text:s/>scp -r /home/java/Downloads/todo.war root@192.168.80.16/home/kubernetes/elipse</text:p>
      <text:p text:style-name="P1"><text:s text:c="2"/>154 <text:s/>scp -r /home/java/Downloads/todo root@192.168.80.16/home/kubernetes/elipse</text:p>
      <text:p text:style-name="P1"><text:s text:c="2"/>155 <text:s/>clear</text:p>
      <text:p text:style-name="P1"><text:s text:c="2"/>156 <text:s/>scp -r /home/java/Downloads/todo root@192.168.80.16:/home/kubernetes/elipse</text:p>
      <text:p text:style-name="P1"><text:s text:c="2"/>157 <text:s/>clear</text:p>
      <text:p text:style-name="P1"><text:s text:c="2"/>158 <text:s/>sudo apt update</text:p>
      <text:p text:style-name="P1"><text:s text:c="2"/>159 <text:s/>sudo apt install openssh-server -y</text:p>
      <text:p text:style-name="P1"><text:s text:c="2"/>160 <text:s/>sudo service ssh start</text:p>
      <text:p text:style-name="P1"><text:s text:c="2"/>161 <text:s/>sudo systemctl status ssh</text:p>
      <text:p text:style-name="P1"><text:s text:c="2"/>162 <text:s/>sudo ufw allow ssh</text:p>
      <text:p text:style-name="P1"><text:s text:c="2"/>163 <text:s/>sudo ufw enable</text:p>
      <text:p text:style-name="P1"><text:s text:c="2"/>164 <text:s/>sudo ufw status</text:p>
      <text:p text:style-name="P1"><text:soft-page-break/><text:s text:c="2"/>165 <text:s/>sudo nano /etc/ssh/sshd_config</text:p>
      <text:p text:style-name="P1"><text:s text:c="2"/>166 <text:s/>sudo service ssh restart</text:p>
      <text:p text:style-name="P1"><text:s text:c="2"/>167 <text:s/>sudo systemctl status ssh</text:p>
      <text:p text:style-name="P1"><text:s text:c="2"/>168 <text:s/>ifconfig </text:p>
      <text:p text:style-name="P1"><text:s text:c="2"/>169 <text:s/>ssh -p 2222 techpub@127.0.0.1</text:p>
      <text:p text:style-name="P1"><text:s text:c="2"/>170 <text:s/>ssh -p 2222 Kuber@127.0.1.1</text:p>
      <text:p text:style-name="P1"><text:s text:c="2"/>171 <text:s/>scp -r /home/java/Downloads/todo root@192.168.80.16:/home/kubernetes/elipse</text:p>
      <text:p text:style-name="P1"><text:s text:c="2"/>172 <text:s/>sudo scp -r /home/java/Downloads/todo root@192.168.80.16:/home/kubernetes/elipse</text:p>
      <text:p text:style-name="P1"><text:s text:c="2"/>173 <text:s/>ls</text:p>
      <text:p text:style-name="P1"><text:s text:c="2"/>174 <text:s/>docker ps -a</text:p>
      <text:p text:style-name="P1"><text:s text:c="2"/>175 <text:s/>ls</text:p>
      <text:p text:style-name="P1"><text:s text:c="2"/>176 <text:s/>docker start 514c5440bfdf</text:p>
      <text:p text:style-name="P1"><text:s text:c="2"/>177 <text:s/>docker start 3a60e28ba1c2</text:p>
      <text:p text:style-name="P1"><text:s text:c="2"/>178 <text:s/>docker start 48453fd38687</text:p>
      <text:p text:style-name="P1"><text:s text:c="2"/>179 <text:s/>docker pull nginx</text:p>
      <text:p text:style-name="P1"><text:s text:c="2"/>180 <text:s/>docker pull httpd</text:p>
      <text:p text:style-name="P1"><text:s text:c="2"/>181 <text:s/>docker ps -a</text:p>
      <text:p text:style-name="P1"><text:s text:c="2"/>182 <text:s/>history</text:p>
      <text:p text:style-name="P1"><text:s text:c="2"/>183 <text:s/>ls</text:p>
      <text:p text:style-name="P1"><text:s text:c="2"/>184 <text:s/>cd Downloads/</text:p>
      <text:p text:style-name="P1"><text:s text:c="2"/>185 <text:s/>ls</text:p>
      <text:p text:style-name="P1"><text:s text:c="2"/>186 <text:s/>rm eclipse-jee-2023-12-R-linux-gtk-x86_64</text:p>
      <text:p text:style-name="P1"><text:s text:c="2"/>187 <text:s/>rm -f eclipse-jee-2023-12-R-linux-gtk-x86_64</text:p>
      <text:p text:style-name="P1"><text:s text:c="2"/>188 <text:s/>clear</text:p>
      <text:p text:style-name="P1"><text:s text:c="2"/>189 <text:s/>ls</text:p>
      <text:p text:style-name="P1"><text:s text:c="2"/>190 <text:s/>rm -r eclipse-jee-2023-12-R-linux-gtk-x86_64</text:p>
      <text:p text:style-name="P1"><text:s text:c="2"/>191 <text:s/>rm -r eclipse-jee-2023-12-R-linux-gtk-x86_64 (1)</text:p>
      <text:p text:style-name="P1"><text:s text:c="2"/>192 <text:s/>ls</text:p>
      <text:p text:style-name="P1"><text:s text:c="2"/>193 <text:s/>rm -r eclipse-jee-2023-12-R-linux-gtk-x86_64</text:p>
      <text:p text:style-name="P1"><text:s text:c="2"/>194 <text:s/>clear</text:p>
      <text:p text:style-name="P1"><text:s text:c="2"/>195 <text:s/>ls</text:p>
      <text:p text:style-name="P1"><text:s text:c="2"/>196 <text:s/>rm -r eclipse-jee-2023-12-R-linux-gtk-x86_64</text:p>
      <text:p text:style-name="P1"><text:s text:c="2"/>197 <text:s/>cd java8</text:p>
      <text:p text:style-name="P1"><text:s text:c="2"/>198 <text:s/>ls</text:p>
      <text:p text:style-name="P1"><text:s text:c="2"/>199 <text:s/>cd java8/</text:p>
      <text:p text:style-name="P1"><text:s text:c="2"/>200 <text:s/>ls</text:p>
      <text:p text:style-name="P1"><text:s text:c="2"/>201 <text:s/>tar -xvzf jre-8u211-linux-x64.tar.gz </text:p>
      <text:p text:style-name="P1"><text:s text:c="2"/>202 <text:s/>sudo mv jre1.8.0_211/ /usr/local/</text:p>
      <text:p text:style-name="P1"><text:s text:c="2"/>203 <text:s/>l</text:p>
      <text:p text:style-name="P1"><text:s text:c="2"/>204 <text:s/>ls</text:p>
      <text:p text:style-name="P1"><text:s text:c="2"/>205 <text:s/>nano ~/.bashrc</text:p>
      <text:p text:style-name="P1"><text:s text:c="2"/>206 <text:s/>source ~/.bashrc</text:p>
      <text:p text:style-name="P1"><text:s text:c="2"/>207 <text:s/>java -version</text:p>
      <text:p text:style-name="P1"><text:s text:c="2"/>208 <text:s/>ls</text:p>
      <text:p text:style-name="P1"><text:s text:c="2"/>209 <text:s/>cd /opt/</text:p>
      <text:p text:style-name="P1"><text:s text:c="2"/>210 <text:s/>ls</text:p>
      <text:p text:style-name="P1"><text:s text:c="2"/>211 <text:s/>cd tomcat/</text:p>
      <text:p text:style-name="P1"><text:s text:c="2"/>212 <text:s/>ls</text:p>
      <text:p text:style-name="P1"><text:s text:c="2"/>213 <text:s/>cd apache-tomcat-8.5.100/</text:p>
      <text:p text:style-name="P1"><text:s text:c="2"/>214 <text:s/>ls</text:p>
      <text:p text:style-name="P1"><text:s text:c="2"/>215 <text:s/>cd bin/</text:p>
      <text:p text:style-name="P1"><text:s text:c="2"/>216 <text:s/>ls</text:p>
      <text:p text:style-name="P1"><text:soft-page-break/><text:s text:c="2"/>217 <text:s/>./startup.sh </text:p>
      <text:p text:style-name="P1"><text:s text:c="2"/>218 <text:s/>l</text:p>
      <text:p text:style-name="P1"><text:s text:c="2"/>219 <text:s/>./startup.sh </text:p>
      <text:p text:style-name="P1"><text:s text:c="2"/>220 <text:s/>cd ../conf/</text:p>
      <text:p text:style-name="P1"><text:s text:c="2"/>221 <text:s/>ls</text:p>
      <text:p text:style-name="P1"><text:s text:c="2"/>222 <text:s/>cd Catalina/</text:p>
      <text:p text:style-name="P1"><text:s text:c="2"/>223 <text:s/>ls</text:p>
      <text:p text:style-name="P1"><text:s text:c="2"/>224 <text:s/>cd localhost/</text:p>
      <text:p text:style-name="P1"><text:s text:c="2"/>225 <text:s/>ls</text:p>
      <text:p text:style-name="P1"><text:s text:c="2"/>226 <text:s/>ll</text:p>
      <text:p text:style-name="P1"><text:s text:c="2"/>227 <text:s/>docker --version</text:p>
      <text:p text:style-name="P1"><text:s text:c="2"/>228 <text:s/>dc</text:p>
      <text:p text:style-name="P1"><text:s text:c="2"/>229 <text:s/>sudo apt update</text:p>
      <text:p text:style-name="P1"><text:s text:c="2"/>230 <text:s/>apt upgrade -y</text:p>
      <text:p text:style-name="P1"><text:s text:c="2"/>231 <text:s/>sudo apt install openjdk-17-jdk</text:p>
      <text:p text:style-name="P1"><text:s text:c="2"/>232 <text:s/>java -version</text:p>
      <text:p text:style-name="P1"><text:s text:c="2"/>233 <text:s/>curl -s "https://get.sdkman.io" | bash</text:p>
      <text:p text:style-name="P1"><text:s text:c="2"/>234 <text:s/>source "$HOME/.sdkman/bin/sdkman-init.sh"</text:p>
      <text:p text:style-name="P1"><text:s text:c="2"/>235 <text:s/>sdk install springboot</text:p>
      <text:p text:style-name="P1"><text:s text:c="2"/>236 <text:s/>spring --version</text:p>
      <text:p text:style-name="P1"><text:s text:c="2"/>237 <text:s/>apt install springboot</text:p>
      <text:p text:style-name="P1"><text:s text:c="2"/>238 <text:s/>spring --version</text:p>
      <text:p text:style-name="P1"><text:s text:c="2"/>239 <text:s/>curl -s "https://get.sdkman.io" | bash</text:p>
      <text:p text:style-name="P1"><text:s text:c="2"/>240 <text:s/>spring --version</text:p>
      <text:p text:style-name="P1"><text:s text:c="2"/>241 <text:s/>source "$HOME/.sdkman/bin/sdkman-init.sh"</text:p>
      <text:p text:style-name="P1"><text:s text:c="2"/>242 <text:s/>sdk install springboot</text:p>
      <text:p text:style-name="P1"><text:s text:c="2"/>243 <text:s/>sudo apt update</text:p>
      <text:p text:style-name="P1"><text:s text:c="2"/>244 <text:s/>sudo apt install openjdk-17-jdk</text:p>
      <text:p text:style-name="P1"><text:s text:c="2"/>245 <text:s/>java -version</text:p>
      <text:p text:style-name="P1"><text:s text:c="2"/>246 <text:s/>spring --version</text:p>
      <text:p text:style-name="P1"><text:s text:c="2"/>247 <text:s/>sudo apt install openjdk-17-jdk -y</text:p>
      <text:p text:style-name="P1"><text:s text:c="2"/>248 <text:s/>java --version</text:p>
      <text:p text:style-name="P1"><text:s text:c="2"/>249 <text:s/>java -version</text:p>
      <text:p text:style-name="P1"><text:s text:c="2"/>250 <text:s/>update-java-alternatives --list</text:p>
      <text:p text:style-name="P1"><text:s text:c="2"/>251 <text:s/>sudo apt remove openjdk-8-jdk</text:p>
      <text:p text:style-name="P1"><text:s text:c="2"/>252 <text:s/>sudo apt autoremove</text:p>
      <text:p text:style-name="P1"><text:s text:c="2"/>253 <text:s/>java -version</text:p>
      <text:p text:style-name="P1"><text:s text:c="2"/>254 <text:s/>sudo apt remove openjdk-1.8.0_211-jdk</text:p>
      <text:p text:style-name="P1"><text:s text:c="2"/>255 <text:s/>uninstall java</text:p>
      <text:p text:style-name="P1"><text:s text:c="2"/>256 <text:s/>sudo apt update</text:p>
      <text:p text:style-name="P1"><text:s text:c="2"/>257 <text:s/>cd /opt/tomcat/tomcat8</text:p>
      <text:p text:style-name="P1"><text:s text:c="2"/>258 <text:s/>cd bin/</text:p>
      <text:p text:style-name="P1"><text:s text:c="2"/>259 <text:s/>./shutdown.sh </text:p>
      <text:p text:style-name="P1"><text:s text:c="2"/>260 <text:s/>./startup.sh </text:p>
      <text:p text:style-name="P1"><text:s text:c="2"/>261 <text:s/>ls</text:p>
      <text:p text:style-name="P1"><text:s text:c="2"/>262 <text:s/>java -version</text:p>
      <text:p text:style-name="P1"><text:s text:c="2"/>263 <text:s/>sudo apt-get install maven</text:p>
      <text:p text:style-name="P1"><text:s text:c="2"/>264 <text:s/>gvm install springboot</text:p>
      <text:p text:style-name="P1"><text:s text:c="2"/>265 <text:s/>apt install gvm</text:p>
      <text:p text:style-name="P1"><text:s text:c="2"/>266 <text:s/>spring --version</text:p>
      <text:p text:style-name="P1"><text:s text:c="2"/>267 <text:s/>sudo apt remove openjdk-*</text:p>
      <text:p text:style-name="P1"><text:s text:c="2"/>268 <text:s/>java --version</text:p>
      <text:p text:style-name="P1"><text:soft-page-break/><text:s text:c="2"/>269 <text:s/>sudo apt update</text:p>
      <text:p text:style-name="P1"><text:s text:c="2"/>270 <text:s/>history </text:p>
      <text:p text:style-name="P1"><text:s text:c="2"/>271 <text:s/>ls</text:p>
      <text:p text:style-name="P1"><text:s text:c="2"/>272 <text:s/>cd /opt/</text:p>
      <text:p text:style-name="P1"><text:s text:c="2"/>273 <text:s/>ls</text:p>
      <text:p text:style-name="P1"><text:s text:c="2"/>274 <text:s/>cd tomcat/</text:p>
      <text:p text:style-name="P1"><text:s text:c="2"/>275 <text:s/>ls</text:p>
      <text:p text:style-name="P1"><text:s text:c="2"/>276 <text:s/>cd apache-tomcat-8.5.100/</text:p>
      <text:p text:style-name="P1"><text:s text:c="2"/>277 <text:s/>ls</text:p>
      <text:p text:style-name="P1"><text:s text:c="2"/>278 <text:s/>cd bin/</text:p>
      <text:p text:style-name="P1"><text:s text:c="2"/>279 <text:s/>./shutdown.sh </text:p>
      <text:p text:style-name="P1"><text:s text:c="2"/>280 <text:s/>./startup.sh </text:p>
      <text:p text:style-name="P1"><text:s text:c="2"/>281 <text:s/>cd ../conf/</text:p>
      <text:p text:style-name="P1"><text:s text:c="2"/>282 <text:s/>nano tomcat-users.xml </text:p>
      <text:p text:style-name="P1"><text:s text:c="2"/>283 <text:s/>nano server.xml </text:p>
      <text:p text:style-name="P1"><text:s text:c="2"/>284 <text:s/>cd</text:p>
      <text:p text:style-name="P1"><text:s text:c="2"/>285 <text:s/>docker ps -a</text:p>
      <text:p text:style-name="P1"><text:s text:c="2"/>286 <text:s/>docker start 3a60e28ba1c2</text:p>
      <text:p text:style-name="P1"><text:s text:c="2"/>287 <text:s/>docker start 514c5440bfdf</text:p>
      <text:p text:style-name="P1"><text:s text:c="2"/>288 <text:s/>ls</text:p>
      <text:p text:style-name="P1"><text:s text:c="2"/>289 <text:s/>cd</text:p>
      <text:p text:style-name="P1"><text:s text:c="2"/>290 <text:s/>cd /home/java/</text:p>
      <text:p text:style-name="P1"><text:s text:c="2"/>291 <text:s/>ls</text:p>
      <text:p text:style-name="P1"><text:s text:c="2"/>292 <text:s/>mkdir Apache_9</text:p>
      <text:p text:style-name="P1"><text:s text:c="2"/>293 <text:s/>cd Apache_9/</text:p>
      <text:p text:style-name="P1"><text:s text:c="2"/>294 <text:s/>wget "https://dlcdn.apache.org/tomcat/tomcat-9/v9.0.89/bin/apache-tomcat-9.0.89.tar.gz"</text:p>
      <text:p text:style-name="P1"><text:s text:c="2"/>295 <text:s/>ls</text:p>
      <text:p text:style-name="P1"><text:s text:c="2"/>296 <text:s/>tar -xvf apache-tomcat-9.0.89.tar.gz </text:p>
      <text:p text:style-name="P1"><text:s text:c="2"/>297 <text:s/>ls</text:p>
      <text:p text:style-name="P1"><text:s text:c="2"/>298 <text:s/>mv apache-tomcat-9.0.89 /opt/</text:p>
      <text:p text:style-name="P1"><text:s text:c="2"/>299 <text:s/>cd /opt/</text:p>
      <text:p text:style-name="P1"><text:s text:c="2"/>300 <text:s/>ls</text:p>
      <text:p text:style-name="P1"><text:s text:c="2"/>301 <text:s/>cd tomcat/</text:p>
      <text:p text:style-name="P1"><text:s text:c="2"/>302 <text:s/>ls</text:p>
      <text:p text:style-name="P1"><text:s text:c="2"/>303 <text:s/>cd ..</text:p>
      <text:p text:style-name="P1"><text:s text:c="2"/>304 <text:s/>ls</text:p>
      <text:p text:style-name="P1"><text:s text:c="2"/>305 <text:s/>mv apache-tomcat-9.0.89/ /opt/tomcat/</text:p>
      <text:p text:style-name="P1"><text:s text:c="2"/>306 <text:s/>ls</text:p>
      <text:p text:style-name="P1"><text:s text:c="2"/>307 <text:s/>rm -rf apache-tomcat-8.5.100-fulldocs.tar.gz </text:p>
      <text:p text:style-name="P1"><text:s text:c="2"/>308 <text:s/>ls</text:p>
      <text:p text:style-name="P1"><text:s text:c="2"/>309 <text:s/>cd tomcat/</text:p>
      <text:p text:style-name="P1"><text:s text:c="2"/>310 <text:s/>ls</text:p>
      <text:p text:style-name="P1"><text:s text:c="2"/>311 <text:s/>cd apache-tomcat-9.0.89/</text:p>
      <text:p text:style-name="P1"><text:s text:c="2"/>312 <text:s/>ls</text:p>
      <text:p text:style-name="P1"><text:s text:c="2"/>313 <text:s/>cd conf/</text:p>
      <text:p text:style-name="P1"><text:s text:c="2"/>314 <text:s/>nano server.xml </text:p>
      <text:p text:style-name="P1"><text:s text:c="2"/>315 <text:s/>cd ..</text:p>
      <text:p text:style-name="P1"><text:s text:c="2"/>316 <text:s/>ls</text:p>
      <text:p text:style-name="P1"><text:s text:c="2"/>317 <text:s/>mv apache-tomcat-8.5.100 tomcat8</text:p>
      <text:p text:style-name="P1"><text:s text:c="2"/>318 <text:s/>ls</text:p>
      <text:p text:style-name="P1"><text:s text:c="2"/>319 <text:s/>mv apache-tomcat-9.0.89 tomcat9</text:p>
      <text:p text:style-name="P1"><text:s text:c="2"/>320 <text:s/>ls</text:p>
      <text:p text:style-name="P1"><text:soft-page-break/><text:s text:c="2"/>321 <text:s/>cd tomcat8</text:p>
      <text:p text:style-name="P1"><text:s text:c="2"/>322 <text:s/>ls</text:p>
      <text:p text:style-name="P1"><text:s text:c="2"/>323 <text:s/>cd conf/</text:p>
      <text:p text:style-name="P1"><text:s text:c="2"/>324 <text:s/>nano tomcat-users.xml </text:p>
      <text:p text:style-name="P1"><text:s text:c="2"/>325 <text:s/>cd ..</text:p>
      <text:p text:style-name="P1"><text:s text:c="2"/>326 <text:s/>cd <text:s/>tomcat9</text:p>
      <text:p text:style-name="P1"><text:s text:c="2"/>327 <text:s/>cd conf/</text:p>
      <text:p text:style-name="P1"><text:s text:c="2"/>328 <text:s/>nano tomcat-users.xml </text:p>
      <text:p text:style-name="P1"><text:s text:c="2"/>329 <text:s/>cd ../bin/</text:p>
      <text:p text:style-name="P1"><text:s text:c="2"/>330 <text:s/>./startup.sh </text:p>
      <text:p text:style-name="P1"><text:s text:c="2"/>331 <text:s/>history </text:p>
      <text:p text:style-name="P1"><text:s text:c="2"/>332 <text:s/>docker images</text:p>
      <text:p text:style-name="P1"><text:s text:c="2"/>333 <text:s/>docker pull tomcat:8.5</text:p>
      <text:p text:style-name="P1"><text:s text:c="2"/>334 <text:s/>docker run -d --name tomcat1 -p 8081:8087 tomcat:8.5</text:p>
      <text:p text:style-name="P1"><text:s text:c="2"/>335 <text:s/>docker run -d --name tomcat2 -p 8086:8080 tomcat:8.5</text:p>
      <text:p text:style-name="P1"><text:s text:c="2"/>336 <text:s/>sudo apt install apache2</text:p>
      <text:p text:style-name="P1"><text:s text:c="2"/>337 <text:s/>[200~sudo apt install ubuntu/apache2</text:p>
      <text:p text:style-name="P1"><text:s text:c="2"/>338 <text:s/>sudo apt install ubuntu/apache2</text:p>
      <text:p text:style-name="P1"><text:s text:c="2"/>339 <text:s/>sudo apt install apache2</text:p>
      <text:p text:style-name="P1"><text:s text:c="2"/>340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8:07:55.253463289</meta:creation-date>
    <dc:date>2024-06-24T18:09:47.327939526</dc:date>
    <meta:editing-duration>PT1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7" meta:paragraph-count="798" meta:word-count="3038" meta:character-count="24480" meta:non-whitespace-character-count="19600"/>
  </office:meta>
</office:document-meta>
</file>